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DejaVu Sans" svg:font-family="'DejaVu Sans'" style:font-family-generic="system" style:font-pitch="variable"/>
    <style:font-face style:name="Liberation Sans" svg:font-family="'Liberation Sans'" style:font-family-generic="swiss" style:font-pitch="variable"/>
    <style:font-face style:name="Noto Sans" svg:font-family="'Noto Sans'"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ource Han Sans CN" svg:font-family="'Source Han Sans CN'" style:font-family-generic="system" style:font-pitch="variable"/>
    <style:font-face style:name="Times New Roman" svg:font-family="'Times New Roman'" style:font-family-generic="roman" style:font-pitch="variable"/>
    <style:font-face style:name="等线" svg:font-family="等线" style:font-family-generic="system" style:font-pitch="variable"/>
    <style:font-face style:name="等线 Light" svg:font-family="'等线 Light'" style:font-family-generic="system" style:font-pitch="variable"/>
  </office:font-face-decls>
  <office:automatic-styles>
    <style:style style:name="P1" style:family="paragraph" style:parent-style-name="Heading_20_1">
      <style:text-properties officeooo:rsid="00190962" officeooo:paragraph-rsid="00190962"/>
    </style:style>
    <style:style style:name="P2" style:family="paragraph" style:parent-style-name="Standard">
      <style:text-properties officeooo:rsid="00190962" officeooo:paragraph-rsid="00190962"/>
    </style:style>
    <style:style style:name="P3" style:family="paragraph" style:parent-style-name="Standard">
      <style:text-properties fo:language="en" fo:country="US"/>
    </style:style>
    <style:style style:name="P4" style:family="paragraph" style:parent-style-name="Heading_20_1">
      <style:text-properties fo:language="en" fo:country="US"/>
    </style:style>
    <style:style style:name="P5" style:family="paragraph" style:parent-style-name="Heading_20_1">
      <style:text-properties fo:language="en" fo:country="US" officeooo:rsid="00190962" officeooo:paragraph-rsid="00190962"/>
    </style:style>
    <style:style style:name="P6" style:family="paragraph" style:parent-style-name="Standard">
      <style:text-properties fo:language="en" fo:country="US"/>
    </style:style>
    <style:style style:name="T1" style:family="text">
      <style:text-properties fo:language="en" fo:country="US"/>
    </style:style>
    <style:style style:name="T2" style:family="text">
      <style:text-properties fo:language="en" fo:country="US" fo:font-style="italic" style:font-style-asian="italic" style:font-style-complex="italic"/>
    </style:style>
    <style:style style:name="T3" style:family="text">
      <style:text-properties fo:language="en" fo:country="US" officeooo:rsid="0019096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 text:outline-level="1">Introduction</text:h>
      <text:p text:style-name="Standard"><text:span text:style-name="T1">The digital revolution is rapidly changing many industries. In many cases, it is associated with significant increases in productivity and benefits. Many industries have embraced the revolution, among them the healthcare industry. In the United States, the </text:span><text:span text:style-name="T2">Health Information Technology for Economic and Clinical Health Act (HITECH) </text:span><text:span text:style-name="T1">established the societal vision for the American healthcare industry. The </text:span><text:span text:style-name="T2">Health Insurance Portability and Accountability Act (HIPPA) </text:span><text:span text:style-name="T1">is also among the most stringent rules surrounding technology standards and information security. Additionally, the </text:span><text:span text:style-name="T2">Centers for Medicare and Medicaid Services (CMS) </text:span><text:span text:style-name="T1">provides payments to hospitals and other healthcare providers for demonstrating the efficient use of Electronic Health Record (EHR) systems.</text:span></text:p>
      <text:p text:style-name="P3"/>
      <text:p text:style-name="P3">However, despite the benefits, information technology does not come cheap. Like all infrastructure investments, information technology infrastructure comes with a large capital cost for setup. Furthermore, adopting information technology may come with a high operating cost price tag as well. Organizations may need to increase the number of employees to maintain the additional infrastructure overhead. Additionally, </text:p>
      <text:p text:style-name="P3"/>
      <text:p text:style-name="P3">For these reasons, government support is often crucial for organizations to take the risks and modernize their infrastructure.</text:p>
      <text:h text:style-name="P1" text:outline-level="1">Statement of the problem</text:h>
      <text:p text:style-name="P2"/>
      <text:h text:style-name="P4" text:outline-level="1"><text:soft-page-break/>Literature Review</text:h>
      <text:p text:style-name="Standard"/>
      <text:h text:style-name="P1" text:outline-level="1">Definition of Variables</text:h>
      <text:h text:style-name="P5" text:outline-level="1">Proposed Hypothesis</text:h>
      <text:h text:style-name="P1" text:outline-level="1">Research Design</text:h>
      <text:h text:style-name="P1" text:outline-level="1">Data Collection</text:h>
      <text:h text:style-name="P1" text:outline-level="1">Data Analysis</text:h>
      <text:h text:style-name="Heading_20_1" text:outline-level="1"><text:span text:style-name="T1">Results </text:span><text:span text:style-name="T3">&amp; Discussions</text:span></text:h>
      <text:h text:style-name="Heading_20_1" text:outline-level="1"><text:span text:style-name="T1">Conclusion </text:span><text:span text:style-name="T3">&amp; Recommendations</text:span></text:h>
      <text:h text:style-name="P4" text:outline-level="1">References</text:h>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DejaVu Sans" svg:font-family="'DejaVu Sans'" style:font-family-generic="system" style:font-pitch="variable"/>
    <style:font-face style:name="Liberation Sans" svg:font-family="'Liberation Sans'" style:font-family-generic="swiss" style:font-pitch="variable"/>
    <style:font-face style:name="Noto Sans" svg:font-family="'Noto Sans'"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ource Han Sans CN" svg:font-family="'Source Han Sans CN'" style:font-family-generic="system" style:font-pitch="variable"/>
    <style:font-face style:name="Times New Roman" svg:font-family="'Times New Roman'" style:font-family-generic="roman" style:font-pitch="variable"/>
    <style:font-face style:name="等线" svg:font-family="等线" style:font-family-generic="system" style:font-pitch="variable"/>
    <style:font-face style:name="等线 Light" svg:font-family="'等线 Light'"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Calibri" fo:font-size="11pt" fo:language="en" fo:country="CA" style:letter-kerning="false" style:font-name-asian="等线" style:font-size-asian="11pt" style:language-asian="zh" style:country-asian="CN" style:font-name-complex="Noto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Calibri" fo:font-size="11pt" fo:language="en" fo:country="CA" style:letter-kerning="false" style:font-name-asian="等线" style:font-size-asian="11pt" style:language-asian="zh" style:country-asian="CN" style:font-name-complex="DejaVu Sans"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line-height="200%" fo:text-align="justify" style:justify-single-word="false" fo:orphans="2" fo:widows="2" style:writing-mode="lr-tb"/>
      <style:text-properties style:font-name="Times New Roman" fo:font-family="'Times New Roman'" style:font-family-generic="roman" style:font-pitch="variable" fo:font-size="12pt" style:font-size-asian="12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oto Sans Devanagari" style:font-family-complex="'Noto Sans Devanagari'" style:font-family-generic-complex="swiss" style:language-complex="zxx" style:country-complex="none"/>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423cm" fo:margin-bottom="0cm" style:contextual-spacing="false" fo:keep-together="always" fo:keep-with-next="always"/>
      <style:text-properties fo:color="#2f5496" loext:opacity="100%" fo:font-size="16pt" style:font-name-asian="等线 Light" style:font-family-asian="'等线 Light'" style:font-family-generic-asian="system" style:font-pitch-asian="variable" style:font-size-asian="16pt" style:font-name-complex="DejaVu Sans" style:font-family-complex="'DejaVu Sans'" style:font-family-generic-complex="system" style:font-pitch-complex="variable" style:font-size-complex="16pt"/>
    </style:style>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2f5496" loext:opacity="100%" style:font-name="Times New Roman" fo:font-family="'Times New Roman'" style:font-family-generic="roman" style:font-pitch="variable" fo:font-size="16pt" style:font-name-asian="等线 Light" style:font-family-asian="'等线 Light'" style:font-family-generic-asian="system" style:font-pitch-asian="variable" style:font-size-asian="16pt" style:font-name-complex="DejaVu Sans" style:font-family-complex="'DejaVu Sans'" style:font-family-generic-complex="system" style:font-pitch-complex="variable" style:font-size-complex="16p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Hanyu Huang</meta:initial-creator>
    <meta:editing-cycles>31</meta:editing-cycles>
    <meta:creation-date>2022-10-15T03:29:00</meta:creation-date>
    <dc:date>2022-10-15T23:52:36.748378694</dc:date>
    <meta:editing-duration>PT2H9M24S</meta:editing-duration>
    <meta:generator>LibreOffice/7.4.2.3$Linux_X86_64 LibreOffice_project/40$Build-3</meta:generator>
    <meta:document-statistic meta:table-count="0" meta:image-count="0" meta:object-count="0" meta:page-count="2" meta:paragraph-count="14" meta:word-count="204" meta:character-count="1513" meta:non-whitespace-character-count="1322"/>
    <meta:user-defined meta:name="AppVersion">16.0000</meta:user-defined>
    <meta:user-defined meta:name="GrammarlyDocumentId">a8c1d6895339d1e24fe1023bd68285f44316b4685d6692c83cbb6f95c8c4e771</meta:user-defined>
    <meta:template xlink:type="simple" xlink:actuate="onRequest" xlink:title="Normal" xlink:href=""/>
  </office:meta>
</office:document-meta>
</file>